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16.23mm"/>
    </style:style>
    <style:style style:name="co3" style:family="table-column">
      <style:table-column-properties fo:break-before="auto" style:column-width="9.1mm"/>
    </style:style>
    <style:style style:name="co4" style:family="table-column">
      <style:table-column-properties fo:break-before="auto" style:column-width="8.15mm"/>
    </style:style>
    <style:style style:name="co5" style:family="table-column">
      <style:table-column-properties fo:break-before="auto" style:column-width="11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6"/>
    <style:style style:name="ce2" style:family="table-cell" style:parent-style-name="Default" style:data-style-name="N40"/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Pulse</text:p>
          </table:table-cell>
        </table:table-row>
        <table:table-row table:style-name="ro1">
          <table:table-cell office:value-type="date" office:date-value="2017-07-15" calcext:value-type="date">
            <text:p>15.07.2017</text:p>
          </table:table-cell>
          <table:table-cell office:value-type="time" office:time-value="PT09H16M00S" calcext:value-type="time">
            <text:p>09:16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7-07-15" calcext:value-type="date">
            <text:p>15.07.2017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7-07-15" calcext:value-type="date">
            <text:p>15.07.2017</text:p>
          </table:table-cell>
          <table:table-cell office:value-type="time" office:time-value="PT22H23M00S" calcext:value-type="time">
            <text:p>22:23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7-07-16" calcext:value-type="date">
            <text:p>16.07.2017</text:p>
          </table:table-cell>
          <table:table-cell office:value-type="time" office:time-value="PT09H14M00S" calcext:value-type="time">
            <text:p>09:14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7-16" calcext:value-type="date">
            <text:p>16.07.2017</text:p>
          </table:table-cell>
          <table:table-cell office:value-type="time" office:time-value="PT15H16M00S" calcext:value-type="time">
            <text:p>15:16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7-17" calcext:value-type="date">
            <text:p>17.07.2017</text:p>
          </table:table-cell>
          <table:table-cell office:value-type="time" office:time-value="PT06H45M00S" calcext:value-type="time">
            <text:p>06:45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7-07-17" calcext:value-type="date">
            <text:p>17.07.2017</text:p>
          </table:table-cell>
          <table:table-cell office:value-type="time" office:time-value="PT15H04M00S" calcext:value-type="time">
            <text:p>15:04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7-07-17" calcext:value-type="date">
            <text:p>17.07.2017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7-07-18" calcext:value-type="date">
            <text:p>18.07.2017</text:p>
          </table:table-cell>
          <table:table-cell office:value-type="time" office:time-value="PT08H20M00S" calcext:value-type="time">
            <text:p>08:20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7-07-18" calcext:value-type="date">
            <text:p>18.07.2017</text:p>
          </table:table-cell>
          <table:table-cell office:value-type="time" office:time-value="PT14H04M00S" calcext:value-type="time">
            <text:p>14:04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7-07-21" calcext:value-type="date">
            <text:p>21.07.2017</text:p>
          </table:table-cell>
          <table:table-cell office:value-type="time" office:time-value="PT07H41M00S" calcext:value-type="time">
            <text:p>07:41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17-07-21" calcext:value-type="date">
            <text:p>21.07.2017</text:p>
          </table:table-cell>
          <table:table-cell office:value-type="time" office:time-value="PT14H56M00S" calcext:value-type="time">
            <text:p>14:56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17-07-21" calcext:value-type="date">
            <text:p>21.07.2017</text:p>
          </table:table-cell>
          <table:table-cell office:value-type="time" office:time-value="PT20H25M00S" calcext:value-type="time">
            <text:p>20:25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7-07-22" calcext:value-type="date">
            <text:p>22.07.2017</text:p>
          </table:table-cell>
          <table:table-cell office:value-type="time" office:time-value="PT09H52M00S" calcext:value-type="time">
            <text:p>09:52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7-07-22" calcext:value-type="date">
            <text:p>22.07.2017</text:p>
          </table:table-cell>
          <table:table-cell office:value-type="time" office:time-value="PT14H59M00S" calcext:value-type="time">
            <text:p>14:59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7-07-22" calcext:value-type="date">
            <text:p>22.07.2017</text:p>
          </table:table-cell>
          <table:table-cell office:value-type="time" office:time-value="PT20H51M00S" calcext:value-type="time">
            <text:p>20:51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7-07-23" calcext:value-type="date">
            <text:p>23.07.2017</text:p>
          </table:table-cell>
          <table:table-cell office:value-type="time" office:time-value="PT10H32M00S" calcext:value-type="time">
            <text:p>10:32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7-07-23" calcext:value-type="date">
            <text:p>23.07.2017</text:p>
          </table:table-cell>
          <table:table-cell office:value-type="time" office:time-value="PT13H53M00S" calcext:value-type="time">
            <text:p>13:53</text:p>
          </table:table-cell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7-07-23" calcext:value-type="date">
            <text:p>23.07.2017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145" calcext:value-type="float">
            <text:p>145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7-07-24" calcext:value-type="date">
            <text:p>24.07.2017</text:p>
          </table:table-cell>
          <table:table-cell office:value-type="time" office:time-value="PT09H12M00S" calcext:value-type="time">
            <text:p>09:12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7-07-24" calcext:value-type="date">
            <text:p>24.07.2017</text:p>
          </table:table-cell>
          <table:table-cell office:value-type="time" office:time-value="PT13H04M00S" calcext:value-type="time">
            <text:p>13:04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7-07-24" calcext:value-type="date">
            <text:p>24.07.2017</text:p>
          </table:table-cell>
          <table:table-cell office:value-type="time" office:time-value="PT20H59M00S" calcext:value-type="time">
            <text:p>20:59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7-25" calcext:value-type="date">
            <text:p>25.07.2017</text:p>
          </table:table-cell>
          <table:table-cell office:value-type="time" office:time-value="PT08H55M00S" calcext:value-type="time">
            <text:p>08:55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07-25" calcext:value-type="date">
            <text:p>25.07.2017</text:p>
          </table:table-cell>
          <table:table-cell office:value-type="time" office:time-value="PT15H04M00S" calcext:value-type="time">
            <text:p>15:0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7-07-25" calcext:value-type="date">
            <text:p>25.07.2017</text:p>
          </table:table-cell>
          <table:table-cell office:value-type="time" office:time-value="PT21H44M00S" calcext:value-type="time">
            <text:p>21:44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7-26" calcext:value-type="date">
            <text:p>26.07.2017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07-26" calcext:value-type="date">
            <text:p>26.07.2017</text:p>
          </table:table-cell>
          <table:table-cell office:value-type="time" office:time-value="PT15H15M00S" calcext:value-type="time">
            <text:p>15:1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7-07-27" calcext:value-type="date">
            <text:p>27.07.2017</text:p>
          </table:table-cell>
          <table:table-cell office:value-type="time" office:time-value="PT07H50M00S" calcext:value-type="time">
            <text:p>07:50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7-07-27" calcext:value-type="date">
            <text:p>27.07.2017</text:p>
          </table:table-cell>
          <table:table-cell office:value-type="time" office:time-value="PT15H16M00S" calcext:value-type="time">
            <text:p>15:16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7-07-27" calcext:value-type="date">
            <text:p>27.07.2017</text:p>
          </table:table-cell>
          <table:table-cell office:value-type="time" office:time-value="PT21H52M00S" calcext:value-type="time">
            <text:p>21:52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7-07-28" calcext:value-type="date">
            <text:p>28.07.2017</text:p>
          </table:table-cell>
          <table:table-cell office:value-type="time" office:time-value="PT08H12M00S" calcext:value-type="time">
            <text:p>08:12</text:p>
          </table:table-cell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07-28" calcext:value-type="date">
            <text:p>28.07.2017</text:p>
          </table:table-cell>
          <table:table-cell office:value-type="time" office:time-value="PT13H49M00S" calcext:value-type="time">
            <text:p>13:49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7-07-28" calcext:value-type="date">
            <text:p>28.07.2017</text:p>
          </table:table-cell>
          <table:table-cell office:value-type="time" office:time-value="PT21H34M00S" calcext:value-type="time">
            <text:p>21:34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7-07-29" calcext:value-type="date">
            <text:p>29.07.2017</text:p>
          </table:table-cell>
          <table:table-cell office:value-type="time" office:time-value="PT10H29M00S" calcext:value-type="time">
            <text:p>10:29</text:p>
          </table:table-cell>
          <table:table-cell office:value-type="float" office:value="136" calcext:value-type="float">
            <text:p>136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7-07-29" calcext:value-type="date">
            <text:p>29.07.2017</text:p>
          </table:table-cell>
          <table:table-cell office:value-type="time" office:time-value="PT14H27M00S" calcext:value-type="time">
            <text:p>14:27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7-07-29" calcext:value-type="date">
            <text:p>29.07.2017</text:p>
          </table:table-cell>
          <table:table-cell office:value-type="time" office:time-value="PT21H36M00S" calcext:value-type="time">
            <text:p>21:36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7-07-30" calcext:value-type="date">
            <text:p>30.07.2017</text:p>
          </table:table-cell>
          <table:table-cell office:value-type="time" office:time-value="PT10H04M00S" calcext:value-type="time">
            <text:p>10:04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7-07-30" calcext:value-type="date">
            <text:p>30.07.2017</text:p>
          </table:table-cell>
          <table:table-cell office:value-type="time" office:time-value="PT14H28M00S" calcext:value-type="time">
            <text:p>14:28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7-07-30" calcext:value-type="date">
            <text:p>30.07.2017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17-07-31" calcext:value-type="date">
            <text:p>31.07.2017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7-07-31" calcext:value-type="date">
            <text:p>31.07.2017</text:p>
          </table:table-cell>
          <table:table-cell office:value-type="time" office:time-value="PT16H20M00S" calcext:value-type="time">
            <text:p>16:20</text:p>
          </table:table-cell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17-07-31" calcext:value-type="date">
            <text:p>31.07.2017</text:p>
          </table:table-cell>
          <table:table-cell office:value-type="time" office:time-value="PT20H50M00S" calcext:value-type="time">
            <text:p>20:50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8-01" calcext:value-type="date">
            <text:p>01.08.2017</text:p>
          </table:table-cell>
          <table:table-cell office:value-type="time" office:time-value="PT08H38M00S" calcext:value-type="time">
            <text:p>08:38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7-08-01" calcext:value-type="date">
            <text:p>01.08.2017</text:p>
          </table:table-cell>
          <table:table-cell office:value-type="time" office:time-value="PT14H17M00S" calcext:value-type="time">
            <text:p>14:1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7-08-01" calcext:value-type="date">
            <text:p>01.08.2017</text:p>
          </table:table-cell>
          <table:table-cell office:value-type="time" office:time-value="PT21H39M00S" calcext:value-type="time">
            <text:p>21:39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7-08-02" calcext:value-type="date">
            <text:p>02.08.2017</text:p>
          </table:table-cell>
          <table:table-cell office:value-type="time" office:time-value="PT09H30M00S" calcext:value-type="time">
            <text:p>09:30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7-08-02" calcext:value-type="date">
            <text:p>02.08.2017</text:p>
          </table:table-cell>
          <table:table-cell office:value-type="time" office:time-value="PT15H39M00S" calcext:value-type="time">
            <text:p>15:39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7-08-02" calcext:value-type="date">
            <text:p>02.08.2017</text:p>
          </table:table-cell>
          <table:table-cell office:value-type="time" office:time-value="PT20H57M00S" calcext:value-type="time">
            <text:p>20:57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17-08-03" calcext:value-type="date">
            <text:p>03.08.2017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7-08-03" calcext:value-type="date">
            <text:p>03.08.2017</text:p>
          </table:table-cell>
          <table:table-cell office:value-type="time" office:time-value="PT14H07M00S" calcext:value-type="time">
            <text:p>14:07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7-08-03" calcext:value-type="date">
            <text:p>03.08.2017</text:p>
          </table:table-cell>
          <table:table-cell office:value-type="time" office:time-value="PT22H25M00S" calcext:value-type="time">
            <text:p>22:25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8-04" calcext:value-type="date">
            <text:p>04.08.2017</text:p>
          </table:table-cell>
          <table:table-cell office:value-type="time" office:time-value="PT09H06M00S" calcext:value-type="time">
            <text:p>09:06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08-04" calcext:value-type="date">
            <text:p>04.08.2017</text:p>
          </table:table-cell>
          <table:table-cell office:value-type="time" office:time-value="PT14H49M00S" calcext:value-type="time">
            <text:p>14:49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7-08-05" calcext:value-type="date">
            <text:p>05.08.2017</text:p>
          </table:table-cell>
          <table:table-cell office:value-type="time" office:time-value="PT10H02M00S" calcext:value-type="time">
            <text:p>10:02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8-05" calcext:value-type="date">
            <text:p>05.08.2017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7-08-06" calcext:value-type="date">
            <text:p>06.08.2017</text:p>
          </table:table-cell>
          <table:table-cell office:value-type="time" office:time-value="PT09H44M00S" calcext:value-type="time">
            <text:p>09:44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7-08-06" calcext:value-type="date">
            <text:p>06.08.2017</text:p>
          </table:table-cell>
          <table:table-cell office:value-type="time" office:time-value="PT17H55M00S" calcext:value-type="time">
            <text:p>17:55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.00.0000</text:date>, <text:time style:data-style-name="N2" text:time-value="17:39:51.4489154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6T17:55:21.923502390</dc:date>
    <dc:creator>Thomas Treml</dc:creator>
    <meta:editing-duration>PT19M25S</meta:editing-duration>
    <meta:editing-cycles>5</meta:editing-cycles>
    <meta:generator>LibreOffice/5.1.6.2$Linux_X86_64 LibreOffice_project/10m0$Build-2</meta:generator>
    <meta:document-statistic meta:table-count="1" meta:cell-count="290" meta:object-count="0"/>
  </office:meta>
</office:document-meta>
</file>